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fo:language="en" fo:country="US" style:text-underline-style="none" fo:font-weight="bold" officeooo:rsid="0013fd09" officeooo:paragraph-rsid="000acece" fo:background-color="transparent" style:font-weight-asian="bold" style:font-weight-complex="bold"/>
    </style:style>
    <style:style style:name="P2" style:family="paragraph" style:parent-style-name="Standard">
      <style:text-properties fo:color="#000000" fo:language="en" fo:country="US" style:text-underline-style="none" fo:font-weight="normal" officeooo:rsid="000e6c6d" officeooo:paragraph-rsid="000acece" fo:background-color="transparent" style:font-weight-asian="normal" style:font-weight-complex="normal"/>
    </style:style>
    <style:style style:name="P3" style:family="paragraph" style:parent-style-name="Standard">
      <style:text-properties fo:language="en" fo:country="US" fo:font-weight="bold" officeooo:rsid="00138feb" officeooo:paragraph-rsid="000acece" fo:background-color="transparent" style:font-weight-asian="bold" style:font-weight-complex="bold"/>
    </style:style>
    <style:style style:name="P4" style:family="paragraph" style:parent-style-name="Standard">
      <style:text-properties fo:language="en" fo:country="US" fo:font-weight="bold" officeooo:rsid="000e6c6d" officeooo:paragraph-rsid="000acece" fo:background-color="transparent" style:font-weight-asian="bold" style:font-weight-complex="bold"/>
    </style:style>
    <style:style style:name="P5" style:family="paragraph" style:parent-style-name="Standard">
      <style:text-properties fo:language="en" fo:country="US" fo:font-weight="bold" officeooo:rsid="0013fd09" officeooo:paragraph-rsid="000acece" fo:background-color="transparent" style:font-weight-asian="bold" style:font-weight-complex="bold"/>
    </style:style>
    <style:style style:name="P6" style:family="paragraph" style:parent-style-name="Standard">
      <style:text-properties fo:language="en" fo:country="US" officeooo:rsid="00138feb" officeooo:paragraph-rsid="000acece" fo:background-color="transparent"/>
    </style:style>
    <style:style style:name="P7" style:family="paragraph" style:parent-style-name="Standard">
      <style:text-properties fo:language="en" fo:country="US" officeooo:rsid="000e6c6d" officeooo:paragraph-rsid="000acece" fo:background-color="transparent"/>
    </style:style>
    <style:style style:name="P8" style:family="paragraph" style:parent-style-name="Standard">
      <style:text-properties fo:language="en" fo:country="US" officeooo:rsid="000acece" officeooo:paragraph-rsid="000acece" fo:background-color="transparent"/>
    </style:style>
    <style:style style:name="P9" style:family="paragraph" style:parent-style-name="Standard">
      <style:text-properties fo:language="en" fo:country="US" officeooo:rsid="00063cda" officeooo:paragraph-rsid="000acece" fo:background-color="transparent"/>
    </style:style>
    <style:style style:name="P10" style:family="paragraph" style:parent-style-name="Standard">
      <style:text-properties fo:language="en" fo:country="US" officeooo:rsid="00063cda" officeooo:paragraph-rsid="000acece" fo:background-color="#ffff00"/>
    </style:style>
    <style:style style:name="P11" style:family="paragraph" style:parent-style-name="Standard">
      <style:text-properties fo:color="#ff3333" fo:language="en" fo:country="US" fo:font-weight="normal" officeooo:rsid="0013fd09" officeooo:paragraph-rsid="000acece" fo:background-color="transparent" style:font-weight-asian="normal" style:font-weight-complex="normal"/>
    </style:style>
    <style:style style:name="P12" style:family="paragraph" style:parent-style-name="Standard">
      <style:text-properties fo:color="#ff3333" fo:language="en" fo:country="US" style:text-underline-style="none" fo:font-weight="normal" officeooo:rsid="000e6c6d" officeooo:paragraph-rsid="000acece" fo:background-color="transparent" style:font-weight-asian="normal" style:font-weight-complex="normal"/>
    </style:style>
    <style:style style:name="P13" style:family="paragraph" style:parent-style-name="Standard">
      <style:text-properties officeooo:rsid="00063cda" officeooo:paragraph-rsid="000acece"/>
    </style:style>
    <style:style style:name="P14" style:family="paragraph" style:parent-style-name="Table_20_Contents">
      <style:text-properties fo:color="#ff0000" officeooo:rsid="000acece" officeooo:paragraph-rsid="000acece"/>
    </style:style>
    <style:style style:name="T1" style:family="text">
      <style:text-properties fo:color="#ff3333"/>
    </style:style>
    <style:style style:name="T2" style:family="text">
      <style:text-properties fo:color="#ff3333" officeooo:rsid="000e6c6d"/>
    </style:style>
    <style:style style:name="T3" style:family="text">
      <style:text-properties fo:color="#ff3333" officeooo:rsid="0011f20f"/>
    </style:style>
    <style:style style:name="T4" style:family="text">
      <style:text-properties fo:color="#ff3333" officeooo:rsid="000acece"/>
    </style:style>
    <style:style style:name="T5" style:family="text">
      <style:text-properties officeooo:rsid="0013fd09"/>
    </style:style>
    <style:style style:name="T6" style:family="text">
      <style:text-properties style:text-underline-style="solid" style:text-underline-width="auto" style:text-underline-color="font-color"/>
    </style:style>
    <style:style style:name="T7" style:family="text">
      <style:text-properties officeooo:rsid="0011f20f"/>
    </style:style>
    <style:style style:name="T8" style:family="text">
      <style:text-properties officeooo:rsid="000acece"/>
    </style:style>
    <style:style style:name="T9" style:family="text">
      <style:text-properties fo:color="#000000"/>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138feb" style:font-style-asian="italic" style:font-style-complex="italic"/>
    </style:style>
    <style:style style:name="T13" style:family="text">
      <style:text-properties fo:font-style="italic" officeooo:rsid="00063cda" style:font-style-asian="italic" style:font-style-complex="italic"/>
    </style:style>
    <style:style style:name="T14" style:family="text">
      <style:text-properties fo:language="en" fo:country="US"/>
    </style:style>
    <style:style style:name="T15" style:family="text">
      <style:text-properties fo:language="en" fo:country="US" fo:background-color="#ffff00" loext:char-shading-value="0"/>
    </style:style>
    <style:style style:name="T16" style:family="text">
      <style:text-properties fo:language="en" fo:country="US" fo:background-color="transparent" loext:char-shading-value="0"/>
    </style:style>
    <style:style style:name="T17" style:family="text">
      <style:text-properties officeooo:rsid="00138f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STUDENT GRID<text:tab/><text:tab/></text:span>LISTENING COMPREHENSION: <text:span text:style-name="T11">Bastyr University Student Village</text:span></text:p>
      <text:p text:style-name="P6"/>
      <text:p text:style-name="P8"><text:span text:style-name="T6">Goal 1</text:span>: complete the grid with as many details as possible</text:p>
      <text:p text:style-name="P8"><text:span text:style-name="T6">Goal 2</text:span>: make a list of new words and find a synonym or definition in English</text:p>
      <text:p text:style-name="P8"><text:span text:style-name="T6">Goal 3</text:span>: give a summary of the video in English to your classmates</text:p>
      <text:p text:style-name="P8"/>
      <text:p text:style-name="P8">Help!</text:p>
      <text:p text:style-name="P7"><text:span text:style-name="Emphasis">*Volatile organic compounds</text:span> (<text:span text:style-name="Emphasis"><text:span text:style-name="T10">VOCs</text:span></text:span>)</text:p>
      <text:p text:style-name="P7"/>
      <table:table table:name="Table1" table:style-name="Table1">
        <table:table-column table:style-name="Table1.A" table:number-columns-repeated="2"/>
        <table:table-row>
          <table:table-cell table:style-name="Table1.A1" office:value-type="string">
            <text:p text:style-name="P3">More than just housing, it's a place for students to:</text:p>
          </table:table-cell>
          <table:table-cell table:style-name="Table1.B1" office:value-type="string">
            <text:p text:style-name="P6"><text:span text:style-name="T2">to grow, replenish, be inspired, and live healthfully</text:span></text:p>
          </table:table-cell>
        </table:table-row>
        <table:table-row>
          <table:table-cell table:style-name="Table1.A2" office:value-type="string">
            <text:p text:style-name="P4">C<text:span text:style-name="T5">onstruction date:</text:span></text:p>
          </table:table-cell>
          <table:table-cell table:style-name="Table1.B2" office:value-type="string">
            <text:p text:style-name="P14">2010</text:p>
          </table:table-cell>
        </table:table-row>
        <table:table-row>
          <table:table-cell table:style-name="Table1.A2" office:value-type="string">
            <text:p text:style-name="P5">Unique fact:</text:p>
          </table:table-cell>
          <table:table-cell table:style-name="Table1.B2" office:value-type="string">
            <text:p text:style-name="P7"><text:span text:style-name="T4">t</text:span><text:span text:style-name="T1">he first student housing project on the west coast to receive LEED Platinum certification</text:span></text:p>
          </table:table-cell>
        </table:table-row>
        <table:table-row>
          <table:table-cell table:style-name="Table1.A2" office:value-type="string">
            <text:p text:style-name="P5">Number &amp; type of halls / rooms:</text:p>
          </table:table-cell>
          <table:table-cell table:style-name="Table1.B2" office:value-type="string">
            <text:p text:style-name="P7"><text:span text:style-name="T1">11 modern furnished halls</text:span> <text:span text:style-name="T8">with</text:span> <text:span text:style-name="T1">12 private single s</text:span><text:span text:style-name="T3">uite</text:span><text:span text:style-name="T1">s</text:span></text:p>
          </table:table-cell>
        </table:table-row>
        <table:table-row>
          <table:table-cell table:style-name="Table1.A2" office:value-type="string">
            <text:p text:style-name="P5">Shared spaces designed for:</text:p>
          </table:table-cell>
          <table:table-cell table:style-name="Table1.B2" office:value-type="string">
            <text:p text:style-name="P7"><text:span text:style-name="T1">Promot</text:span><text:span text:style-name="T4">ing </text:span><text:span text:style-name="T1">student interaction</text:span></text:p>
          </table:table-cell>
        </table:table-row>
        <table:table-row>
          <table:table-cell table:style-name="Table1.A2" office:value-type="string">
            <text:p text:style-name="P5">Temperature control:</text:p>
          </table:table-cell>
          <table:table-cell table:style-name="Table1.B2" office:value-type="string">
            <text:p text:style-name="P7"><text:span text:style-name="T1">Radiant heat flooring </text:span><text:span text:style-name="T3">made of</text:span><text:span text:style-name="T1"> polished concrete and natural ventilation</text:span></text:p>
          </table:table-cell>
        </table:table-row>
        <table:table-row>
          <table:table-cell table:style-name="Table1.A2" office:value-type="string">
            <text:p text:style-name="P5">Examples of green features:</text:p>
          </table:table-cell>
          <table:table-cell table:style-name="Table1.B2" office:value-type="string">
            <text:p text:style-name="P7"><text:span text:style-name="T1">Compact florescent lighting, low VOC* paints, energy efficient appliances and recycling and composting</text:span></text:p>
          </table:table-cell>
        </table:table-row>
        <table:table-row>
          <table:table-cell table:style-name="Table1.A2" office:value-type="string">
            <text:p text:style-name="P5">Each single suite includes:</text:p>
          </table:table-cell>
          <table:table-cell table:style-name="Table1.B2" office:value-type="string">
            <text:p text:style-name="P7"><text:span text:style-name="T1">a private bathroom , a desk and chair for quiet study, a wardrobe and dresser, and an extra long single bed</text:span></text:p>
          </table:table-cell>
        </table:table-row>
        <table:table-row>
          <table:table-cell table:style-name="Table1.A2" office:value-type="string">
            <text:p text:style-name="P5"><text:span text:style-name="T8">The </text:span>type of atmosphere the student village provide<text:span text:style-name="T8">s</text:span></text:p>
          </table:table-cell>
          <table:table-cell table:style-name="Table1.B2" office:value-type="string">
            <text:p text:style-name="P7"><text:span text:style-name="T1">a scene of peace and serenity</text:span></text:p>
          </table:table-cell>
        </table:table-row>
        <table:table-row>
          <table:table-cell table:style-name="Table1.A2" office:value-type="string">
            <text:p text:style-name="P5">Landscaping facts:</text:p>
          </table:table-cell>
          <table:table-cell table:style-name="Table1.B2" office:value-type="string">
            <text:p text:style-name="P7"><text:span text:style-name="T1">holistic</text:span> / <text:span text:style-name="T1">includes </text:span><text:span text:style-name="T3">many</text:span><text:span text:style-name="T1"> native fruit-bearing trees and shrubs</text:span><text:span text:style-name="T9"> /</text:span><text:span text:style-name="T1"> thoughtfully chosen medicinal plants, green vegetation roofs naturally insulate and conserve energy for the <text:s/>buildings</text:span></text:p>
          </table:table-cell>
        </table:table-row>
        <table:table-row>
          <table:table-cell table:style-name="Table1.A2" office:value-type="string">
            <text:p text:style-name="P5">List features/amenities:</text:p>
          </table:table-cell>
          <table:table-cell table:style-name="Table1.B2" office:value-type="string">
            <text:p text:style-name="P11">- comfortable seating</text:p>
            <text:p text:style-name="P11">- big screen cable TV</text:p>
            <text:p text:style-name="P11">- gathering/shared spaces</text:p>
            <text:p text:style-name="P12">- <text:span text:style-name="T5">o</text:span>pen kitchen</text:p>
            <text:p text:style-name="P12">- ample pantry and cooking space.</text:p>
            <text:p text:style-name="P12">- two refrigerators and one full-sized freezer.</text:p>
            <text:p text:style-name="P12">- <text:span text:style-name="T5">d</text:span>edicated study areas on each floor </text:p>
            <text:p text:style-name="P12">- fre<text:span text:style-name="T7">e</text:span> WiFi</text:p>
            <text:p text:style-name="P12"><text:span text:style-name="T7">- </text:span>free on-site laundry facilities.</text:p>
            <text:p text:style-name="P12"><text:span text:style-name="T7">- enclosed</text:span> bicycle storage unit</text:p>
            <text:p text:style-name="P12">- secure card access for resident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8"/>
      <text:p text:style-name="P8"/>
      <text:p text:style-name="P1">→ Now use your notes to write a 100 word summary of the video. Try to use synonyms/ your own words when possible instead of repeating from the video.</text:p>
      <text:p text:style-name="P8"><text:soft-page-break/><text:span text:style-name="T10">TRANSCRIPT</text:span>: <text:span text:style-name="T12">Bastyr University Student Village </text:span><text:span text:style-name="T11">(</text:span><text:span text:style-name="T13">2:29 minutes</text:span><text:span text:style-name="T11">)</text:span></text:p>
      <text:p text:style-name="P13"><text:a xlink:type="simple" xlink:href="https://www.youtube.com/watch?v=eqh2U18b9lk"><text:span text:style-name="T16">https://www.youtube.com/watch?v=eqh2U18b9lk</text:span></text:a></text:p>
      <text:p text:style-name="P9"/>
      <text:p text:style-name="P10"/>
      <text:p text:style-name="P10"/>
      <text:p text:style-name="P7">Nestled within the campus's lush 51 acres, Bast<text:span text:style-name="T17">y</text:span>r University student village was carefully designed with the unique needs of Bast<text:span text:style-name="T17">y</text:span>r's students in mind. More than a convenient housing option, the village is a place for students to grow, replenish, be inspired, and live <text:span text:style-name="T7">healthfull</text:span>y.</text:p>
      <text:p text:style-name="P7"/>
      <text:p text:style-name="P7"><text:s/>Built in 2010, the student village is the first student housing project on the west coast to receive LEED Platinum certification, the highest green building classification there is. Each of the 11 modern furnished halls features 12 private single s<text:span text:style-name="T7">uite</text:span>s, complemented by shared communal space. When you walk inside one of the halls, you'll notice how the shared spaces are designed to promote student interaction. Each lounge offers students a relaxed gathering space with a big screen cable TV and comfortable seating.</text:p>
      <text:p text:style-name="P7"/>
      <text:p text:style-name="P7">Radiant heat flooring <text:span text:style-name="T7">made of</text:span> polished concrete and natural ventilation keep the temperature just right. The large open kitchen provides shared amenities for preparing meals and includes ample pantry and cooking space. Each hall includes two refrigerators and one full-sized freezer. </text:p>
      <text:p text:style-name="P7"/>
      <text:p text:style-name="P7">Compact florescent lighting, low VOC paints, energy efficient appliances and recycling and composting make green living easy.</text:p>
      <text:p text:style-name="P7"/>
      <text:p text:style-name="P7">Dedicated study areas on each floor encourage group study sessions. There's also fre<text:span text:style-name="T7">e</text:span> WiFi throughout the building <text:span text:style-name="T7">and </text:span>free on-site laundry facilities.</text:p>
      <text:p text:style-name="P7"/>
      <text:p text:style-name="P7">Bastyr student village offers each occupant a single suite with a private bathroom , a desk and chair for quiet study, a wardrobe and dresser, and an extra long single bed.</text:p>
      <text:p text:style-name="P7"/>
      <text:p text:style-name="P7">Life in the student village also provides a scene of peace and serenity. Students enjoy being near St. Edwards state park, along the shores of Lake Washington. The holistic landscaping includes <text:span text:style-name="T7">many</text:span> native fruit-bearing trees and shrubs as well as thoughtfully chosen medicinal plants, green vegetation roofs naturally insulate and conserve energy for the student village buildings. Each hall includes a<text:span text:style-name="T7">n enclosed</text:span> bicycle storage unit and secure card access for residents. And with hiking trails, a teaching garden, and tennis and volleyball courts just a few steps from the village, students find many ways to connect with friends and enjoy living in a forest.</text:p>
      <text:p text:style-name="P7"/>
      <text:p text:style-name="P7"/>
      <text:p text:style-name="P7"/>
      <text:p text:style-name="P7"/>
      <text:p text:style-name="P5"/>
      <text:p text:style-name="P1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5:08:46.452520474</meta:creation-date>
    <dc:date>2015-08-31T15:21:45.673139547</dc:date>
    <meta:editing-duration>P0D</meta:editing-duration>
    <meta:editing-cycles>1</meta:editing-cycles>
    <meta:document-statistic meta:table-count="1" meta:image-count="0" meta:object-count="0" meta:page-count="2" meta:paragraph-count="48" meta:word-count="641" meta:character-count="4096" meta:non-whitespace-character-count="3498"/>
    <meta:generator>LibreOffice/4.2.8.2$Linux_X86_64 LibreOffice_project/420m0$Build-2</meta:generator>
  </office:meta>
</office:document-meta>
</file>